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9390" officeooo:paragraph-rsid="000d939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9390" officeooo:paragraph-rsid="000d939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0d9390" officeooo:paragraph-rsid="000ddff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0d9390" officeooo:paragraph-rsid="000d939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17e086" officeooo:paragraph-rsid="0017e08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1d1385" officeooo:paragraph-rsid="001d138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42373" officeooo:paragraph-rsid="0024237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8ca14" officeooo:paragraph-rsid="0028ca1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c1c31" officeooo:paragraph-rsid="002c1c3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db4f6" officeooo:paragraph-rsid="002db4f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15f98" officeooo:paragraph-rsid="00315f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3b6d8" officeooo:paragraph-rsid="0033b6d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79dc0" officeooo:paragraph-rsid="00379dc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bf4df" officeooo:paragraph-rsid="003bf4d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dcda6" officeooo:paragraph-rsid="003dcda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02217" officeooo:paragraph-rsid="0040221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33fb6" officeooo:paragraph-rsid="00433fb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369e6" officeooo:paragraph-rsid="005369e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7a1c9" officeooo:paragraph-rsid="0057a1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609e67" officeooo:paragraph-rsid="00609e6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672086" officeooo:paragraph-rsid="0067208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736059" officeooo:paragraph-rsid="0073605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810d33" officeooo:paragraph-rsid="00810d3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894eae" officeooo:paragraph-rsid="00894ea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33fb6" officeooo:paragraph-rsid="00433fb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71695" officeooo:paragraph-rsid="0047169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aa734" officeooo:paragraph-rsid="004aa7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369e6" officeooo:paragraph-rsid="005369e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519ee" officeooo:paragraph-rsid="005519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7a1c9" officeooo:paragraph-rsid="0057a1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cf5d4" officeooo:paragraph-rsid="005cf5d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09e67" officeooo:paragraph-rsid="00609e6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0e88" officeooo:paragraph-rsid="00680e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771b" officeooo:paragraph-rsid="0068771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b96eb" officeooo:paragraph-rsid="006c0f3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d2131" officeooo:paragraph-rsid="006d213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d7424" officeooo:paragraph-rsid="006d742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736059" officeooo:paragraph-rsid="007448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77d3b6" officeooo:paragraph-rsid="0077d3b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b91a8" officeooo:paragraph-rsid="0017e0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3d3f5a" officeooo:paragraph-rsid="003d3f5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0dabf" officeooo:paragraph-rsid="0040221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5a658" officeooo:paragraph-rsid="0065a65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1d4b7" officeooo:paragraph-rsid="0081d4b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348de" officeooo:paragraph-rsid="008348d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454d1" officeooo:paragraph-rsid="008454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25dcf" officeooo:paragraph-rsid="0038500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125dcf" officeooo:paragraph-rsid="000ddf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0ddffc"/>
    </style:style>
    <style:style style:name="P50" style:family="paragraph" style:parent-style-name="Standard">
      <style:paragraph-properties fo:text-align="start" style:justify-single-word="false"/>
      <style:text-properties style:font-name="Times New Roman" officeooo:rsid="0038500e" officeooo:paragraph-rsid="0038500e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weight="bold" officeooo:rsid="0038500e" officeooo:paragraph-rsid="0038500e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94eae" officeooo:paragraph-rsid="00894e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863f23" officeooo:paragraph-rsid="00863f2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3d3f5a" officeooo:paragraph-rsid="0089735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0e88" officeooo:paragraph-rsid="008aa24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8771b" officeooo:paragraph-rsid="008aa24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6b96eb" officeooo:paragraph-rsid="008aa24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cf5d4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33fb6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71695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4aa734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369e6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519ee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normal" officeooo:rsid="0057a1c9" officeooo:paragraph-rsid="008b95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02217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42373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8ca14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c1c31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2db4f6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15f98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3b6d8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79dc0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bf4df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3dcda6" officeooo:paragraph-rsid="0089735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672086" officeooo:paragraph-rsid="008aa24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433fb6" officeooo:paragraph-rsid="008b950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369e6" officeooo:paragraph-rsid="008b950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language="de" fo:country="DE" style:text-underline-style="none" fo:font-weight="bold" officeooo:rsid="0057a1c9" officeooo:paragraph-rsid="008b950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6a4" style:font-weight-asian="normal" style:font-weight-complex="normal"/>
    </style:style>
    <style:style style:name="T3" style:family="text">
      <style:text-properties fo:font-weight="normal" officeooo:rsid="00179733" style:font-weight-asian="normal" style:font-weight-complex="normal"/>
    </style:style>
    <style:style style:name="T4" style:family="text">
      <style:text-properties fo:font-weight="normal" officeooo:rsid="0019c41c" style:font-weight-asian="normal" style:font-weight-complex="normal"/>
    </style:style>
    <style:style style:name="T5" style:family="text">
      <style:text-properties fo:font-weight="normal" officeooo:rsid="001b91a8" style:font-weight-asian="normal" style:font-weight-complex="normal"/>
    </style:style>
    <style:style style:name="T6" style:family="text">
      <style:text-properties fo:font-weight="normal" officeooo:rsid="0020dec3" style:font-weight-asian="normal" style:font-weight-complex="normal"/>
    </style:style>
    <style:style style:name="T7" style:family="text">
      <style:text-properties fo:font-weight="normal" officeooo:rsid="0025fcdc" style:font-weight-asian="normal" style:font-weight-complex="normal"/>
    </style:style>
    <style:style style:name="T8" style:family="text">
      <style:text-properties fo:font-weight="normal" officeooo:rsid="002a37e6" style:font-weight-asian="normal" style:font-weight-complex="normal"/>
    </style:style>
    <style:style style:name="T9" style:family="text">
      <style:text-properties fo:font-weight="normal" officeooo:rsid="002ab401" style:font-weight-asian="normal" style:font-weight-complex="normal"/>
    </style:style>
    <style:style style:name="T10" style:family="text">
      <style:text-properties fo:font-weight="normal" officeooo:rsid="002d7f73" style:font-weight-asian="normal" style:font-weight-complex="normal"/>
    </style:style>
    <style:style style:name="T11" style:family="text">
      <style:text-properties fo:font-weight="normal" officeooo:rsid="002f9faf" style:font-weight-asian="normal" style:font-weight-complex="normal"/>
    </style:style>
    <style:style style:name="T12" style:family="text">
      <style:text-properties fo:font-weight="normal" officeooo:rsid="0032b23b" style:font-weight-asian="normal" style:font-weight-complex="normal"/>
    </style:style>
    <style:style style:name="T13" style:family="text">
      <style:text-properties fo:font-weight="normal" officeooo:rsid="00348d1c" style:font-weight-asian="normal" style:font-weight-complex="normal"/>
    </style:style>
    <style:style style:name="T14" style:family="text">
      <style:text-properties fo:font-weight="normal" officeooo:rsid="0038500e" style:font-weight-asian="normal" style:font-weight-complex="normal"/>
    </style:style>
    <style:style style:name="T15" style:family="text">
      <style:text-properties fo:font-weight="normal" officeooo:rsid="003d3f5a" style:font-weight-asian="normal" style:font-weight-complex="normal"/>
    </style:style>
    <style:style style:name="T16" style:family="text">
      <style:text-properties fo:font-weight="normal" officeooo:rsid="00402217" style:font-weight-asian="normal" style:font-weight-complex="normal"/>
    </style:style>
    <style:style style:name="T17" style:family="text">
      <style:text-properties fo:font-weight="normal" officeooo:rsid="0040dabf" style:font-weight-asian="normal" style:font-weight-complex="normal"/>
    </style:style>
    <style:style style:name="T18" style:family="text">
      <style:text-properties fo:font-size="12pt" fo:language="de" fo:country="DE" style:text-underline-style="none" fo:font-weight="bold" officeooo:rsid="000d939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fo:font-size="12pt" fo:language="de" fo:country="DE" style:text-underline-style="none" fo:font-weight="bold" officeooo:rsid="00125dc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fo:font-size="12pt" fo:language="de" fo:country="D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size="12pt" fo:language="de" fo:country="DE" style:text-underline-style="none" fo:font-weight="normal" officeooo:rsid="00125dc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size="12pt" fo:language="de" fo:country="DE" style:text-underline-style="none" fo:font-weight="normal" officeooo:rsid="000d939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size="12pt" fo:language="de" fo:country="DE" style:text-underline-style="none" fo:font-weight="normal" officeooo:rsid="000ddff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size="12pt" fo:language="de" fo:country="DE" style:text-underline-style="none" fo:font-weight="normal" officeooo:rsid="000f675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font-size="12pt" fo:language="de" fo:country="DE" style:text-underline-style="none" style:font-size-asian="12pt" style:language-asian="zxx" style:country-asian="none" style:font-size-complex="12pt" style:language-complex="zxx" style:country-complex="none"/>
    </style:style>
    <style:style style:name="T26" style:family="text">
      <style:text-properties fo:font-size="12pt" fo:language="de" fo:country="DE" style:text-underline-style="none" officeooo:rsid="00125dcf" style:font-size-asian="12pt" style:language-asian="zxx" style:country-asian="none" style:font-size-complex="12pt" style:language-complex="zxx" style:country-complex="none"/>
    </style:style>
    <style:style style:name="T27" style:family="text">
      <style:text-properties officeooo:rsid="000f675c"/>
    </style:style>
    <style:style style:name="T28" style:family="text">
      <style:text-properties officeooo:rsid="001dec55"/>
    </style:style>
    <style:style style:name="T29" style:family="text">
      <style:text-properties officeooo:rsid="00238ab8"/>
    </style:style>
    <style:style style:name="T30" style:family="text">
      <style:text-properties fo:font-variant="normal" fo:text-transform="none" fo:color="#000000" fo:font-size="12pt" fo:letter-spacing="normal" fo:language="de" fo:country="DE" fo:font-style="normal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font-variant="normal" fo:text-transform="none" fo:color="#000000" fo:font-size="10.5pt" fo:letter-spacing="normal" fo:language="de" fo:country="DE" fo:font-style="normal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officeooo:rsid="0040dabf"/>
    </style:style>
    <style:style style:name="T33" style:family="text">
      <style:text-properties officeooo:rsid="0045165e"/>
    </style:style>
    <style:style style:name="T34" style:family="text">
      <style:text-properties officeooo:rsid="00490f0c"/>
    </style:style>
    <style:style style:name="T35" style:family="text">
      <style:text-properties officeooo:rsid="00563499"/>
    </style:style>
    <style:style style:name="T36" style:family="text">
      <style:text-properties officeooo:rsid="0059548b"/>
    </style:style>
    <style:style style:name="T37" style:family="text">
      <style:text-properties officeooo:rsid="005b9832"/>
    </style:style>
    <style:style style:name="T38" style:family="text">
      <style:text-properties officeooo:rsid="005e457b"/>
    </style:style>
    <style:style style:name="T39" style:family="text">
      <style:text-properties officeooo:rsid="0063ac40"/>
    </style:style>
    <style:style style:name="T40" style:family="text">
      <style:text-properties officeooo:rsid="00680e88"/>
    </style:style>
    <style:style style:name="T41" style:family="text">
      <style:text-properties officeooo:rsid="0069af5e"/>
    </style:style>
    <style:style style:name="T42" style:family="text">
      <style:text-properties officeooo:rsid="006c0f36"/>
    </style:style>
    <style:style style:name="T43" style:family="text">
      <style:text-properties officeooo:rsid="006d7424"/>
    </style:style>
    <style:style style:name="T44" style:family="text">
      <style:text-properties officeooo:rsid="006fa396"/>
    </style:style>
    <style:style style:name="T45" style:family="text">
      <style:text-properties officeooo:rsid="00757116"/>
    </style:style>
    <style:style style:name="T46" style:family="text">
      <style:text-properties officeooo:rsid="0078635b"/>
    </style:style>
    <style:style style:name="T47" style:family="text">
      <style:text-properties officeooo:rsid="0084231f"/>
    </style:style>
    <style:style style:name="T48" style:family="text">
      <style:text-properties officeooo:rsid="008454d1"/>
    </style:style>
    <style:style style:name="T49" style:family="text">
      <style:text-properties officeooo:rsid="00863f23"/>
    </style:style>
    <style:style style:name="T50" style:family="text">
      <style:text-properties text:displa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<text:span text:style-name="T27">-</text:span>Label</text:p>
      <text:p text:style-name="P3">Erklärung:</text:p>
      <text:p text:style-name="P49"><text:span text:style-name="T18">- </text:span><text:span text:style-name="T21">mehrere</text:span><text:span text:style-name="T19"> </text:span><text:span text:style-name="T22"><text:s/>Bio</text:span><text:span text:style-name="T23">-</text:span><text:span text:style-name="T22">Siegel</text:span><text:span text:style-name="T24"> </text:span><text:span text:style-name="T21">→ EU-Siegel, staatliche Siegel (Deutschland, Schweiz, …)</text:span></text:p>
      <text:p text:style-name="P47"/>
      <text:p text:style-name="P51"><text:span text:style-name="T26">P</text:span><text:span text:style-name="T25">ositiv-Liste:</text:span></text:p>
      <text:p text:style-name="P50"><text:span text:style-name="T31">- </text:span><text:span text:style-name="T30">Liste von Produkten, Unternehmen o. Ä., die nach Einschätzung der Verfasser empfehlenswert, vertrauenswürdig sind</text:span><text:span text:style-name="T20"> </text:span></text:p>
      <text:p text:style-name="P48"/>
      <text:p text:style-name="P2">Bedeutung:</text:p>
      <text:p text:style-name="P4">- <text:span text:style-name="T2">Kennzeichnung Güter aus ökologischem Anbau </text:span><text:span text:style-name="T3">→ Güte-/Prüfsiegel</text:span></text:p>
      <text:p text:style-name="P5"><text:span text:style-name="T3">- </text:span><text:span text:style-name="T4">Prüfsiegel = </text:span><text:span text:style-name="T5">Einhaltung von Sicherheits- + Qualitätskriterien</text:span></text:p>
      <text:p text:style-name="P40"/>
      <text:p text:style-name="P6"><text:span text:style-name="T28">Bedingungen für V</text:span>ergabe <text:span text:style-name="T29">(EU)</text:span>:</text:p>
      <text:p text:style-name="P7">- <text:span text:style-name="T1">keine Ionisierung </text:span><text:span text:style-name="T7">(haltbar machen)</text:span></text:p>
      <text:p text:style-name="P8"><text:span text:style-name="T6">- </text:span><text:span text:style-name="T8">keine gentechnisch veränderten Produkte </text:span><text:span text:style-name="T9">(auch Herkunft)</text:span></text:p>
      <text:p text:style-name="P9"><text:span text:style-name="T9">- </text:span><text:span text:style-name="T10">kein Einsatz von Pflanzenschutzmitteln</text:span></text:p>
      <text:p text:style-name="P10"><text:span text:style-name="T10">- </text:span><text:span text:style-name="T11">kein Einsatz von leicht löslichem Dünger (mineral.)</text:span></text:p>
      <text:p text:style-name="P11"><text:span text:style-name="T11">- </text:span><text:span text:style-name="T12">max. 5% von „normalen“ Bestandteilen</text:span></text:p>
      <text:p text:style-name="P12"><text:span text:style-name="T12">- </text:span><text:span text:style-name="T13">keine Süßstoffe, Stabilisatoren, Farbstoffe, Geschmacksverstärker ..</text:span></text:p>
      <text:p text:style-name="P13"><text:span text:style-name="T13">- </text:span><text:span text:style-name="T14">Benutzung von pflanzl. Verdickungsmitteln, Backtriebmittel, Emulgatoren (Positiv-Liste)</text:span></text:p>
      <text:p text:style-name="P14"><text:span text:style-name="T14">- </text:span><text:span text:style-name="T15">Regelung von Einfuhr von Rohstoffen aus Drittländern</text:span></text:p>
      <text:p text:style-name="P41">- Fruchtfolgen = abwechslungsreich</text:p>
      <text:p text:style-name="P15"><text:span text:style-name="T1">- </text:span><text:span text:style-name="T16">Festlegung von Freiflächen</text:span></text:p>
      <text:p text:style-name="P16"><text:span text:style-name="T1">- </text:span><text:span text:style-name="T17">Tiere mit ökologischem Futter zu füttern</text:span></text:p>
      <text:p text:style-name="P42"/>
      <text:p text:style-name="P17"><text:span text:style-name="T32">D</text:span>eutsches Bio-Siegel:</text:p>
      <text:p text:style-name="P25">- <text:span text:style-name="T33">2001 Einführung des deutschem staatlichen Bio-Siegel</text:span></text:p>
      <text:p text:style-name="P26">- <text:span text:style-name="T34">müssen EG-Öko-Verordnung erfüllen → beschreibt Herstellung von Bioprodukten</text:span></text:p>
      <text:p text:style-name="P27"/>
      <text:p text:style-name="P18">Deutsche Verband Siegel:</text:p>
      <text:p text:style-name="P28">- strengere Bestimmungen als EG-Öko-Verordnung</text:p>
      <text:p text:style-name="P29">- <text:span text:style-name="T35">Bsp.: Naturland, Bioland …</text:span></text:p>
      <text:p text:style-name="P29"/>
      <text:p text:style-name="P19">Regionale Bio-Siegel:</text:p>
      <text:p text:style-name="P30">- Bsp.: Bio-Zeichen Baden<text:span text:style-name="T37">-</text:span>Württemberg <text:span text:style-name="T36">→ Hergestellt in Baden-Württemberg (Bio-Lebensmittel)</text:span></text:p>
      <text:p text:style-name="P31">- Bsp.: Bio-Zeichen Bayern → strengere Bestimmungen als EG-Öko-Verordnung; Rohstoffe aus Bayern; Erzeugungsschritte + Verarbeitungsschritte in Bay<text:span text:style-name="T38">er</text:span>n</text:p>
      <text:p text:style-name="P31"/>
      <text:p text:style-name="P21">Überwachung:</text:p>
      <text:p text:style-name="P33">- Überwachung der Betriebe durch staatlich zugelassene Öko-Kontrollstellen</text:p>
      <text:p text:style-name="P34">- <text:span text:style-name="T41">Einhaltung der EG-Öko-Verordnung (Überprüfung)</text:span></text:p>
      <text:p text:style-name="P35">- <text:span text:style-name="T42">freie Wahl der Öko-Kontrollstelle (Überprüfung)</text:span></text:p>
      <text:p text:style-name="P36">- <text:span text:style-name="T43">min. 1 mal jährlich (angemeldet)</text:span></text:p>
      <text:p text:style-name="P37">- <text:span text:style-name="T44">spontane Überprüfungen (unangemeldet, Verdacht)</text:span></text:p>
      <text:p text:style-name="P37"/>
      <text:p text:style-name="P22">Überwachung der <text:span text:style-name="T40">Öko-Kontrollstellen:</text:span></text:p>
      <text:p text:style-name="P38">- <text:span text:style-name="T45">Überwachung durch DAkks (Deutsche Akkreditierungsstelle)</text:span></text:p>
      <text:p text:style-name="P39">- <text:span text:style-name="T46">meisten Kontrollstellen bundesweit zugelassen</text:span></text:p>
      <text:p text:style-name="P31"/>
      <text:p text:style-name="P20">Meinung:</text:p>
      <text:p text:style-name="P32">- sehr irreführend <text:span text:style-name="T39">→ zu viele Bio-Siegel → alle unterschiedliche Richtlinien → sehr verwirrend</text:span></text:p>
      <text:p text:style-name="P43">- Ein Bio-Siegel → besser</text:p>
      <text:p text:style-name="P24"><text:soft-page-break/>Bio-Produkte:</text:p>
      <text:p text:style-name="P24">- <text:span text:style-name="T1">BioBio Tomatensaft</text:span></text:p>
      <text:p text:style-name="P52">- BioBio Bergsamali</text:p>
      <text:p text:style-name="P52">- BioBio Grüntee Lassi 3,5% Fett</text:p>
      <text:p text:style-name="P52">- BioBio Apfel Direktsaft</text:p>
      <text:p text:style-name="P52"/>
      <text:p text:style-name="P23">Quellen:</text:p>
      <text:p text:style-name="P44">- <text:span text:style-name="T47">W</text:span>ikipedia.<text:span text:style-name="T48">de</text:span></text:p>
      <text:p text:style-name="P45">- <text:span text:style-name="T48">dakks.de</text:span></text:p>
      <text:p text:style-name="P46">- <text:span text:style-name="T49">duden.de</text:span></text:p>
      <text:p text:style-name="P53">- oekolandbau.de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6"><text:soft-page-break/><text:span text:style-name="T32">D</text:span>eutsches Bio-Siegel:</text:p>
      <text:p text:style-name="P59">- <text:span text:style-name="T33">2001 Einführung des deutschem staatlichen Bio-Siegel</text:span></text:p>
      <text:p text:style-name="P60">- <text:span text:style-name="T34">müssen EG-Öko-Verordnung erfüllen → beschreibt Herstellung von Bioprodukten</text:span></text:p>
      <text:p text:style-name="P61"/>
      <text:p text:style-name="P77">Deutsche Verband Siegel:</text:p>
      <text:p text:style-name="P62">- strengere Bestimmungen als EG-Öko-Verordnung</text:p>
      <text:p text:style-name="P63">- <text:span text:style-name="T35">Bsp.: Naturland, Bioland …</text:span></text:p>
      <text:p text:style-name="P63"/>
      <text:p text:style-name="P78">Regionale Bio-Siegel:</text:p>
      <text:p text:style-name="P64">- Bsp.: Bio-Zeichen Baden<text:span text:style-name="T37">-</text:span>Württemberg <text:span text:style-name="T36">→ Hergestellt in Baden-Württemberg (Bio-Lebensmittel)</text:span></text:p>
      <text:p text:style-name="P58">- Bsp.: Bio-Zeichen Bayern → strengere Bestimmungen als EG-Öko-Verordnung; Rohstoffe aus Bayern; Erzeugungsschritte + Verarbeitungsschritte in Bay<text:span text:style-name="T38">er</text:span>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16S</meta:editing-duration>
    <meta:editing-cycles>105</meta:editing-cycles>
    <meta:generator>LibreOffice/5.3.7.2$Windows_X86_64 LibreOffice_project/6b8ed514a9f8b44d37a1b96673cbbdd077e24059</meta:generator>
    <dc:date>2018-01-13T12:23:05.473000000</dc:date>
    <meta:print-date>2018-01-13T12:09:18.745000000</meta:print-date>
    <meta:document-statistic meta:table-count="0" meta:image-count="0" meta:object-count="0" meta:page-count="3" meta:paragraph-count="60" meta:word-count="327" meta:character-count="2656" meta:non-whitespace-character-count="2387"/>
    <meta:user-defined meta:name="Info 1"/>
    <meta:user-defined meta:name="Info 2"/>
    <meta:user-defined meta:name="Info 3"/>
    <meta:user-defined meta:name="Info 4"/>
  </office:meta>
</office:document-meta>
</file>